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0% 100%" officeooo:rsid="000f5b26"/>
    </style:style>
    <style:style style:name="T7" style:family="text">
      <style:text-properties style:text-position="0% 100%" officeooo:rsid="00063ea5"/>
    </style:style>
    <style:style style:name="T8" style:family="text">
      <style:text-properties style:text-position="0% 100%" officeooo:rsid="000f7788"/>
    </style:style>
    <style:style style:name="T9" style:family="text">
      <style:text-properties style:text-position="0% 100%" officeooo:rsid="0011c109"/>
    </style:style>
    <style:style style:name="T10" style:family="text">
      <style:text-properties style:text-position="0% 100%" officeooo:rsid="0011e08b"/>
    </style:style>
    <style:style style:name="T11" style:family="text">
      <style:text-properties style:text-position="0% 100%" officeooo:rsid="001ac39e"/>
    </style:style>
    <style:style style:name="T12" style:family="text">
      <style:text-properties style:text-position="0% 100%" officeooo:rsid="001b9d3b"/>
    </style:style>
    <style:style style:name="T13" style:family="text">
      <style:text-properties officeooo:rsid="006c62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eien </text:span><text:span text:style-name="T1">x</text:span><text:span text:style-name="T5">2,</text:span><text:span text:style-name="T6"> </text:span><text:span text:style-name="T7">x</text:span><text:span text:style-name="T5">1, </text:span><text:span text:style-name="T7">x</text:span><text:span text:style-name="T4">0 </text:span><text:span text:style-name="T6"><text:s/></text:span><text:span text:style-name="T8">die </text:span><text:span text:style-name="T9">drei </text:span><text:span text:style-name="T8">LSBs des Digitalzählers, so sind die </text:span><text:span text:style-name="T10">Wertetabellen und </text:span><text:span text:style-name="T11">Ansteuerf</text:span><text:span text:style-name="T10">unktionen </text:span><text:span text:style-name="T12">für die Würfelanzeige</text:span><text:span text:style-name="T10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1" draw:name="Object1" text:anchor-type="as-char" svg:y="-0.4492in" svg:width="6.3874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<text:span text:style-name="T13">low-aktiv</text:span> ist, müssen die Ansteuerfunktionen noch einmal invertiert werden. Die tatsächlichen Funktionen sind demnach:</text:p>
      <text:p text:style-name="P1"/>
      <text:p text:style-name="P1"><draw:frame draw:style-name="fr1" draw:name="Object2" text:anchor-type="as-char" svg:y="-0.4535in" svg:width="2.7673in" svg:height="0.872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7.1$Linux_X86_64 LibreOffice_project/50$Build-1</meta:generator>
    <dc:date>2023-10-23T22:00:27.769650071</dc:date>
    <meta:editing-duration>PT2H9M7S</meta:editing-duration>
    <meta:editing-cycles>92</meta:editing-cycles>
    <meta:document-statistic meta:table-count="1" meta:image-count="0" meta:object-count="2" meta:page-count="1" meta:paragraph-count="67" meta:word-count="100" meta:character-count="347" meta:non-whitespace-character-count="31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tels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tels KV)"
newline
"A'" ~=~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2</mn>
              </msub>
            </mrow>
            <mrow>
              <mspace width="0.5em"/>
              <mo stretchy="false">∧</mo>
              <mspace width="0.5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"D" ~=~ x_0
newline
"C" ~=~ neg x_2 and neg x_1 and neg x_0 ~=~ neg (x_2 or x_1 or x_0)
newline
"B" ~=~ neg(x_2 or x_1 and x_0) ~= ~ neg x_2 `and` neg (x_1 and x_0)
newline
"A" ~=~ neg(x_2 and x_0)

</annotation>
  </semantics>
</math>
</file>